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d0c7f" officeooo:paragraph-rsid="001d0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1</text:p>
      <text:p text:style-name="P1">it use chatbot from <text:a xlink:type="simple" xlink:href="http://www.program-o.com/chatbotapi" text:style-name="Internet_20_link" text:visited-style-name="Visited_20_Internet_20_Link">http://www.program-o.com/chatbotapi</text:a> to receive the return message from the user.</text:p>
      <text:p text:style-name="P1">Because it is using internet, so much time is needed to wait.</text:p>
      <text:p text:style-name="P1">Always type “bye” to quit the program</text:p>
      <text:p text:style-name="P1"/>
      <text:p text:style-name="P1">Task 2</text:p>
      <text:p text:style-name="P1">I make the raspberry pi as a “wannacry” detector. The board will connected with led on pin 18 from the board. If there is a traffic connected to port 445 on raspberry pi, that mean wannacry is coming in the local network. The led will be blinked 1 second repeatly to warn the user there is wannacry in your network, so please fix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6:59:43.925363564</meta:creation-date>
    <dc:date>2017-06-09T17:05:47.024299843</dc:date>
    <meta:editing-duration>PT6M6S</meta:editing-duration>
    <meta:editing-cycles>1</meta:editing-cycles>
    <meta:document-statistic meta:table-count="0" meta:image-count="0" meta:object-count="0" meta:page-count="1" meta:paragraph-count="6" meta:word-count="99" meta:character-count="542" meta:non-whitespace-character-count="449"/>
    <meta:generator>LibreOffice/5.1.6.2$Linux_X86_64 LibreOffice_project/10m0$Build-2</meta:generator>
  </office:meta>
</office:document-meta>
</file>